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" svg:font-family="Times" style:font-family-generic="roman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text-align="end" style:justify-single-word="false" style:text-autospace="none"/>
      <style:text-properties fo:color="#000000" style:text-line-through-style="none" style:font-name="Times" fo:font-size="11.5pt" style:text-underline-style="none" style:font-name-asian="Calibri" style:font-size-asian="11.5pt" style:font-name-complex="Calibri" style:font-size-complex="11.5pt"/>
    </style:style>
    <style:style style:name="P2" style:family="paragraph" style:parent-style-name="Default">
      <style:paragraph-properties style:text-autospace="none"/>
      <style:text-properties fo:color="#000000" style:text-line-through-style="none" style:font-name="Times" fo:font-size="11.5pt" style:text-underline-style="none" style:font-name-asian="Calibri" style:font-size-asian="11.5pt" style:font-name-complex="Calibri" style:font-size-complex="11.5pt"/>
    </style:style>
    <style:style style:name="P3" style:family="paragraph" style:parent-style-name="Default">
      <style:text-properties style:font-name="Times"/>
    </style:style>
    <style:style style:name="P4" style:family="paragraph" style:parent-style-name="Default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color="#000000" style:text-line-through-style="none" style:font-name="Times" fo:font-size="11.5pt" style:text-underline-style="none" style:font-name-asian="Calibri" style:font-size-asian="11.5pt" style:font-name-complex="Calibri" style:font-size-complex="11.5pt"/>
    </style:style>
    <style:style style:name="P5" style:family="paragraph" style:parent-style-name="Default">
      <style:paragraph-properties fo:margin-left="0cm" fo:margin-right="0cm" fo:text-align="center" style:justify-single-word="false" fo:text-indent="0cm" style:auto-text-indent="false" style:text-autospace="none">
        <style:tab-stops/>
      </style:paragraph-properties>
      <style:text-properties fo:color="#000000" style:text-line-through-style="none" style:font-name="Times" fo:font-size="11.5pt" style:text-underline-style="none" style:font-name-asian="Calibri" style:font-size-asian="11.5pt" style:font-name-complex="Calibri" style:font-size-complex="11.5pt"/>
    </style:style>
    <style:style style:name="P6" style:family="paragraph" style:parent-style-name="Default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text-line-through-style="none" style:font-name="Times" fo:font-size="11.5pt" style:text-underline-style="none" style:font-name-asian="Calibri" style:font-size-asian="11.5pt" style:font-name-complex="Calibri" style:font-size-complex="11.5pt"/>
    </style:style>
    <style:style style:name="P7" style:family="paragraph" style:parent-style-name="Default">
      <style:paragraph-properties style:text-autospace="none"/>
      <style:text-properties fo:color="#000000" style:font-name="Times" fo:font-size="11.5pt" style:font-name-asian="Calibri" style:font-size-asian="11.5pt" style:font-name-complex="Calibri" style:font-size-complex="11.5pt"/>
    </style:style>
    <style:style style:name="P8" style:family="paragraph" style:parent-style-name="Default">
      <style:paragraph-properties style:text-autospace="none"/>
      <style:text-properties fo:color="#000000" style:text-line-through-style="none" style:font-name="Times" fo:font-size="11.5pt" style:text-underline-style="none" style:font-name-asian="Calibri" style:font-size-asian="11.5pt" style:font-name-complex="Calibri" style:font-size-complex="11.5pt"/>
    </style:style>
    <style:style style:name="P9" style:family="paragraph" style:parent-style-name="Default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P10" style:family="paragraph" style:parent-style-name="Default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color="#000000" style:text-line-through-style="none" style:font-name="Times" fo:font-size="11.5pt" style:text-underline-style="none" style:font-name-asian="Calibri" style:font-size-asian="11.5pt" style:font-name-complex="Calibri" style:font-size-complex="11.5pt"/>
    </style:style>
    <style:style style:name="P11" style:family="paragraph" style:parent-style-name="Default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text-line-through-style="none" style:font-name="Times" fo:font-size="11.5pt" style:text-underline-style="none" style:font-name-asian="Calibri" style:font-size-asian="11.5pt" style:font-name-complex="Calibri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/>
      <text:p text:style-name="P1">Ufficio Relazioni Internazionali </text:p>
      <text:p text:style-name="P1">Facoltà di Ingegneria </text:p>
      <text:p text:style-name="P1">Via S. Marta, 3 </text:p>
      <text:p text:style-name="P1">50139 Firenze </text:p>
      <text:p text:style-name="P1">Italia </text:p>
      <text:p text:style-name="P2">Laurent Ntibarikure C/O</text:p>
      <text:p text:style-name="P2">Lehrstuhl für Theoretische Elektrotechnik<text:line-break/>Gebäude C63, 11. Etage<text:line-break/>Universität des Saarlandes<text:line-break/>Postfach 15 11 50<text:line-break/>D-66041 Saarbrücken</text:p>
      <text:p text:style-name="P2">Deutschland</text:p>
      <text:p text:style-name="P2"/>
      <text:p text:style-name="P2"/>
      <text:p text:style-name="P2"/>
      <text:p text:style-name="P2"/>
      <text:p text:style-name="P4">OGGETTO: Prolungamento periodo Placement </text:p>
      <text:p text:style-name="P9"/>
      <text:p text:style-name="P9"/>
      <text:p text:style-name="P9"/>
      <text:p text:style-name="P4">Il sottoscritto Laurent Ntibarikure, nato a Bujumbura il 14/01/1985 e residente a Firenze (FI), <text:s/>in Via Madonna della Querce 19, </text:p>
      <text:p text:style-name="P4"/>
      <text:p text:style-name="P5">CHIEDE</text:p>
      <text:p text:style-name="P5"/>
      <text:p text:style-name="P4">il prolungamento del soggiorno Placement, all’interno dell’Istituzione ospitante Universität des Saarlandes, dal giorno 01/01/2010 al giorno 28/02/2010. </text:p>
      <text:p text:style-name="P4"/>
      <text:p text:style-name="P4"/>
      <text:p text:style-name="P4"/>
      <text:p text:style-name="P4"/>
      <text:p text:style-name="P6"><text:tab/>Saarbrücken, 12/01/2009 </text:p>
      <text:p text:style-name="P6"><text:s text:c="3"/><text:tab/> <text:s text:c="3"/>Laurent Ntibarik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" svg:font-family="Times" style:font-family-generic="roman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45M38S</meta:editing-duration>
    <meta:editing-cycles>8</meta:editing-cycles>
    <meta:generator>OpenOffice.org/3.1$Win32 OpenOffice.org_project/310m11$Build-9399</meta:generator>
    <dc:date>2010-01-12T09:54:51.59</dc:date>
    <dc:creator>Laurent Ntibarikure</dc:creator>
    <meta:document-statistic meta:table-count="0" meta:image-count="0" meta:object-count="0" meta:page-count="1" meta:paragraph-count="14" meta:word-count="80" meta:character-count="636"/>
    <meta:user-defined meta:name="Info 1"/>
    <meta:user-defined meta:name="Info 2"/>
    <meta:user-defined meta:name="Info 3"/>
    <meta:user-defined meta:name="Info 4"/>
  </office:meta>
</office:document-meta>
</file>